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/>
          <table:table-cell table:style-name="Default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Exec 1</text:p>
          </table:table-cell>
          <table:table-cell office:value-type="float" office:value="6.096997" calcext:value-type="float">
            <text:p>6,096997</text:p>
          </table:table-cell>
          <table:table-cell office:value-type="float" office:value="7.470951" calcext:value-type="float">
            <text:p>7,47095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</text:p>
          </table:table-cell>
          <table:table-cell office:value-type="float" office:value="7.555544" calcext:value-type="float">
            <text:p>7,555544</text:p>
          </table:table-cell>
          <table:table-cell office:value-type="float" office:value="7.922792" calcext:value-type="float">
            <text:p>7,92279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</text:p>
          </table:table-cell>
          <table:table-cell office:value-type="float" office:value="6.776001" calcext:value-type="float">
            <text:p>6,776001</text:p>
          </table:table-cell>
          <table:table-cell office:value-type="float" office:value="7.142349" calcext:value-type="float">
            <text:p>7,14234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</text:p>
          </table:table-cell>
          <table:table-cell office:value-type="float" office:value="6.435884" calcext:value-type="float">
            <text:p>6,435884</text:p>
          </table:table-cell>
          <table:table-cell office:value-type="float" office:value="7.050869" calcext:value-type="float">
            <text:p>7,05086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5</text:p>
          </table:table-cell>
          <table:table-cell office:value-type="float" office:value="7.40687" calcext:value-type="float">
            <text:p>7,40687</text:p>
          </table:table-cell>
          <table:table-cell office:value-type="float" office:value="7.771584" calcext:value-type="float">
            <text:p>7,7715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6</text:p>
          </table:table-cell>
          <table:table-cell office:value-type="float" office:value="6.075845" calcext:value-type="float">
            <text:p>6,075845</text:p>
          </table:table-cell>
          <table:table-cell office:value-type="float" office:value="6.200042" calcext:value-type="float">
            <text:p>6,20004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7</text:p>
          </table:table-cell>
          <table:table-cell office:value-type="float" office:value="6.46759" calcext:value-type="float">
            <text:p>6,46759</text:p>
          </table:table-cell>
          <table:table-cell office:value-type="float" office:value="6.82783" calcext:value-type="float">
            <text:p>6,82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8</text:p>
          </table:table-cell>
          <table:table-cell office:value-type="float" office:value="6.107305" calcext:value-type="float">
            <text:p>6,107305</text:p>
          </table:table-cell>
          <table:table-cell office:value-type="float" office:value="7.009285" calcext:value-type="float">
            <text:p>7,00928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9</text:p>
          </table:table-cell>
          <table:table-cell office:value-type="float" office:value="7.023178" calcext:value-type="float">
            <text:p>7,023178</text:p>
          </table:table-cell>
          <table:table-cell office:value-type="float" office:value="7.872791" calcext:value-type="float">
            <text:p>7,87279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0</text:p>
          </table:table-cell>
          <table:table-cell office:value-type="float" office:value="7.065619" calcext:value-type="float">
            <text:p>7,065619</text:p>
          </table:table-cell>
          <table:table-cell office:value-type="float" office:value="6.229084" calcext:value-type="float">
            <text:p>6,2290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1</text:p>
          </table:table-cell>
          <table:table-cell office:value-type="float" office:value="7.466209" calcext:value-type="float">
            <text:p>7,466209</text:p>
          </table:table-cell>
          <table:table-cell office:value-type="float" office:value="6.284774" calcext:value-type="float">
            <text:p>6,28477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2</text:p>
          </table:table-cell>
          <table:table-cell office:value-type="float" office:value="7.567621" calcext:value-type="float">
            <text:p>7,567621</text:p>
          </table:table-cell>
          <table:table-cell office:value-type="float" office:value="6.093121" calcext:value-type="float">
            <text:p>6,09312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3</text:p>
          </table:table-cell>
          <table:table-cell office:value-type="float" office:value="6.185359" calcext:value-type="float">
            <text:p>6,185359</text:p>
          </table:table-cell>
          <table:table-cell office:value-type="float" office:value="6.22981" calcext:value-type="float">
            <text:p>6,2298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4</text:p>
          </table:table-cell>
          <table:table-cell office:value-type="float" office:value="7.712509" calcext:value-type="float">
            <text:p>7,712509</text:p>
          </table:table-cell>
          <table:table-cell office:value-type="float" office:value="7.137104" calcext:value-type="float">
            <text:p>7,1371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5</text:p>
          </table:table-cell>
          <table:table-cell office:value-type="float" office:value="7.301009" calcext:value-type="float">
            <text:p>7,301009</text:p>
          </table:table-cell>
          <table:table-cell office:value-type="float" office:value="6.85672" calcext:value-type="float">
            <text:p>6,8567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6</text:p>
          </table:table-cell>
          <table:table-cell office:value-type="float" office:value="6.648326" calcext:value-type="float">
            <text:p>6,648326</text:p>
          </table:table-cell>
          <table:table-cell office:value-type="float" office:value="6.357298" calcext:value-type="float">
            <text:p>6,35729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7</text:p>
          </table:table-cell>
          <table:table-cell office:value-type="float" office:value="7.211094" calcext:value-type="float">
            <text:p>7,211094</text:p>
          </table:table-cell>
          <table:table-cell office:value-type="float" office:value="6.963389" calcext:value-type="float">
            <text:p>6,9633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8</text:p>
          </table:table-cell>
          <table:table-cell office:value-type="float" office:value="6.247246" calcext:value-type="float">
            <text:p>6,247246</text:p>
          </table:table-cell>
          <table:table-cell office:value-type="float" office:value="7.801689" calcext:value-type="float">
            <text:p>7,8016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19</text:p>
          </table:table-cell>
          <table:table-cell office:value-type="float" office:value="7.863962" calcext:value-type="float">
            <text:p>7,863962</text:p>
          </table:table-cell>
          <table:table-cell office:value-type="float" office:value="7.172837" calcext:value-type="float">
            <text:p>7,17283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0</text:p>
          </table:table-cell>
          <table:table-cell office:value-type="float" office:value="7.184269" calcext:value-type="float">
            <text:p>7,184269</text:p>
          </table:table-cell>
          <table:table-cell office:value-type="float" office:value="6.547219" calcext:value-type="float">
            <text:p>6,54721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1</text:p>
          </table:table-cell>
          <table:table-cell office:value-type="float" office:value="7.776567" calcext:value-type="float">
            <text:p>7,776567</text:p>
          </table:table-cell>
          <table:table-cell office:value-type="float" office:value="6.033212" calcext:value-type="float">
            <text:p>6,03321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2</text:p>
          </table:table-cell>
          <table:table-cell office:value-type="float" office:value="6.420771" calcext:value-type="float">
            <text:p>6,420771</text:p>
          </table:table-cell>
          <table:table-cell office:value-type="float" office:value="6.980401" calcext:value-type="float">
            <text:p>6,98040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3</text:p>
          </table:table-cell>
          <table:table-cell office:value-type="float" office:value="7.222306" calcext:value-type="float">
            <text:p>7,222306</text:p>
          </table:table-cell>
          <table:table-cell office:value-type="float" office:value="6.810461" calcext:value-type="float">
            <text:p>6,81046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4</text:p>
          </table:table-cell>
          <table:table-cell office:value-type="float" office:value="6.729288" calcext:value-type="float">
            <text:p>6,729288</text:p>
          </table:table-cell>
          <table:table-cell office:value-type="float" office:value="7.27988" calcext:value-type="float">
            <text:p>7,2798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5</text:p>
          </table:table-cell>
          <table:table-cell office:value-type="float" office:value="7.872992" calcext:value-type="float">
            <text:p>7,872992</text:p>
          </table:table-cell>
          <table:table-cell office:value-type="float" office:value="7.21452" calcext:value-type="float">
            <text:p>7,2145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6</text:p>
          </table:table-cell>
          <table:table-cell office:value-type="float" office:value="7.641617" calcext:value-type="float">
            <text:p>7,641617</text:p>
          </table:table-cell>
          <table:table-cell office:value-type="float" office:value="6.033297" calcext:value-type="float">
            <text:p>6,0332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7</text:p>
          </table:table-cell>
          <table:table-cell office:value-type="float" office:value="7.155484" calcext:value-type="float">
            <text:p>7,155484</text:p>
          </table:table-cell>
          <table:table-cell office:value-type="float" office:value="6.975858" calcext:value-type="float">
            <text:p>6,97585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8</text:p>
          </table:table-cell>
          <table:table-cell office:value-type="float" office:value="6.972509" calcext:value-type="float">
            <text:p>6,972509</text:p>
          </table:table-cell>
          <table:table-cell office:value-type="float" office:value="6.543524" calcext:value-type="float">
            <text:p>6,54352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29</text:p>
          </table:table-cell>
          <table:table-cell office:value-type="float" office:value="6.63633" calcext:value-type="float">
            <text:p>6,63633</text:p>
          </table:table-cell>
          <table:table-cell office:value-type="float" office:value="6.019325" calcext:value-type="float">
            <text:p>6,0193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0</text:p>
          </table:table-cell>
          <table:table-cell office:value-type="float" office:value="7.336292" calcext:value-type="float">
            <text:p>7,336292</text:p>
          </table:table-cell>
          <table:table-cell office:value-type="float" office:value="6.717988" calcext:value-type="float">
            <text:p>6,71798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1</text:p>
          </table:table-cell>
          <table:table-cell office:value-type="float" office:value="6.069015" calcext:value-type="float">
            <text:p>6,069015</text:p>
          </table:table-cell>
          <table:table-cell office:value-type="float" office:value="7.910068" calcext:value-type="float">
            <text:p>7,9100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2</text:p>
          </table:table-cell>
          <table:table-cell office:value-type="float" office:value="6.268587" calcext:value-type="float">
            <text:p>6,268587</text:p>
          </table:table-cell>
          <table:table-cell office:value-type="float" office:value="7.71663" calcext:value-type="float">
            <text:p>7,7166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3</text:p>
          </table:table-cell>
          <table:table-cell office:value-type="float" office:value="6.69787" calcext:value-type="float">
            <text:p>6,69787</text:p>
          </table:table-cell>
          <table:table-cell office:value-type="float" office:value="6.800058" calcext:value-type="float">
            <text:p>6,80005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4</text:p>
          </table:table-cell>
          <table:table-cell office:value-type="float" office:value="6.364359" calcext:value-type="float">
            <text:p>6,364359</text:p>
          </table:table-cell>
          <table:table-cell office:value-type="float" office:value="6.396444" calcext:value-type="float">
            <text:p>6,3964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5</text:p>
          </table:table-cell>
          <table:table-cell office:value-type="float" office:value="6.095529" calcext:value-type="float">
            <text:p>6,095529</text:p>
          </table:table-cell>
          <table:table-cell office:value-type="float" office:value="6.446019" calcext:value-type="float">
            <text:p>6,44601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6</text:p>
          </table:table-cell>
          <table:table-cell office:value-type="float" office:value="6.056623" calcext:value-type="float">
            <text:p>6,056623</text:p>
          </table:table-cell>
          <table:table-cell office:value-type="float" office:value="6.577946" calcext:value-type="float">
            <text:p>6,57794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7</text:p>
          </table:table-cell>
          <table:table-cell office:value-type="float" office:value="6.56803" calcext:value-type="float">
            <text:p>6,56803</text:p>
          </table:table-cell>
          <table:table-cell office:value-type="float" office:value="6.296326" calcext:value-type="float">
            <text:p>6,29632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8</text:p>
          </table:table-cell>
          <table:table-cell office:value-type="float" office:value="6.551697" calcext:value-type="float">
            <text:p>6,551697</text:p>
          </table:table-cell>
          <table:table-cell office:value-type="float" office:value="6.122729" calcext:value-type="float">
            <text:p>6,1227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39</text:p>
          </table:table-cell>
          <table:table-cell office:value-type="float" office:value="6.330911" calcext:value-type="float">
            <text:p>6,330911</text:p>
          </table:table-cell>
          <table:table-cell office:value-type="float" office:value="6.435011" calcext:value-type="float">
            <text:p>6,4350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0</text:p>
          </table:table-cell>
          <table:table-cell office:value-type="float" office:value="7.753556" calcext:value-type="float">
            <text:p>7,753556</text:p>
          </table:table-cell>
          <table:table-cell office:value-type="float" office:value="6.365894" calcext:value-type="float">
            <text:p>6,36589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1</text:p>
          </table:table-cell>
          <table:table-cell office:value-type="float" office:value="6.397561" calcext:value-type="float">
            <text:p>6,397561</text:p>
          </table:table-cell>
          <table:table-cell office:value-type="float" office:value="6.09017" calcext:value-type="float">
            <text:p>6,0901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2</text:p>
          </table:table-cell>
          <table:table-cell office:value-type="float" office:value="6.160565" calcext:value-type="float">
            <text:p>6,160565</text:p>
          </table:table-cell>
          <table:table-cell office:value-type="float" office:value="6.405554" calcext:value-type="float">
            <text:p>6,40555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3</text:p>
          </table:table-cell>
          <table:table-cell office:value-type="float" office:value="6.239428" calcext:value-type="float">
            <text:p>6,239428</text:p>
          </table:table-cell>
          <table:table-cell office:value-type="float" office:value="7.506691" calcext:value-type="float">
            <text:p>7,50669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4</text:p>
          </table:table-cell>
          <table:table-cell office:value-type="float" office:value="7.675174" calcext:value-type="float">
            <text:p>7,675174</text:p>
          </table:table-cell>
          <table:table-cell office:value-type="float" office:value="6.450696" calcext:value-type="float">
            <text:p>6,45069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5</text:p>
          </table:table-cell>
          <table:table-cell office:value-type="float" office:value="7.331604" calcext:value-type="float">
            <text:p>7,331604</text:p>
          </table:table-cell>
          <table:table-cell office:value-type="float" office:value="6.142279" calcext:value-type="float">
            <text:p>6,14227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6</text:p>
          </table:table-cell>
          <table:table-cell office:value-type="float" office:value="7.084577" calcext:value-type="float">
            <text:p>7,084577</text:p>
          </table:table-cell>
          <table:table-cell office:value-type="float" office:value="6.103584" calcext:value-type="float">
            <text:p>6,1035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7</text:p>
          </table:table-cell>
          <table:table-cell office:value-type="float" office:value="7.464549" calcext:value-type="float">
            <text:p>7,464549</text:p>
          </table:table-cell>
          <table:table-cell office:value-type="float" office:value="7.75713" calcext:value-type="float">
            <text:p>7,7571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8</text:p>
          </table:table-cell>
          <table:table-cell office:value-type="float" office:value="7.296221" calcext:value-type="float">
            <text:p>7,296221</text:p>
          </table:table-cell>
          <table:table-cell office:value-type="float" office:value="7.634332" calcext:value-type="float">
            <text:p>7,63433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49</text:p>
          </table:table-cell>
          <table:table-cell office:value-type="float" office:value="7.394179" calcext:value-type="float">
            <text:p>7,394179</text:p>
          </table:table-cell>
          <table:table-cell office:value-type="float" office:value="6.816479" calcext:value-type="float">
            <text:p>6,81647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xec 50</text:p>
          </table:table-cell>
          <table:table-cell office:value-type="float" office:value="6.806398" calcext:value-type="float">
            <text:p>6,806398</text:p>
          </table:table-cell>
          <table:table-cell office:value-type="float" office:value="7.423792" calcext:value-type="float">
            <text:p>7,4237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6" table:formula="of:=AVERAGE([.B2:.B51])" office:value-type="float" office:value="6.89538052" calcext:value-type="float">
            <text:p>6,89538052</text:p>
          </table:table-cell>
          <table:table-cell table:style-name="ce6" table:formula="of:=AVERAGE([.C2:.C51])" office:value-type="float" office:value="6.81895672" calcext:value-type="float">
            <text:p>6,8189567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STD_DEV</text:p>
          </table:table-cell>
          <table:table-cell table:style-name="ce6" table:formula="of:=STDEV([.B2:.B51])" office:value-type="float" office:value="0.581967789175173" calcext:value-type="float">
            <text:p>0,581967789175173</text:p>
          </table:table-cell>
          <table:table-cell table:style-name="ce6" table:formula="of:=STDEV([.C2:.C51])" office:value-type="float" office:value="0.59422209291418" calcext:value-type="float">
            <text:p>0,59422209291418</text:p>
          </table:table-cell>
          <table:table-cell table:number-columns-repeated="4"/>
        </table:table-row>
        <table:table-row table:style-name="ro1" table:number-rows-repeated="14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5.474799" calcext:value-type="float">
            <text:p>5,474799</text:p>
          </table:table-cell>
          <table:table-cell office:value-type="float" office:value="5.719998" calcext:value-type="float">
            <text:p>5,719998</text:p>
          </table:table-cell>
          <table:table-cell/>
          <table:table-cell table:style-name="ce1" office:value-type="string" calcext:value-type="string">
            <text:p>SEM OF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38106" calcext:value-type="float">
            <text:p>6,138106</text:p>
          </table:table-cell>
          <table:table-cell office:value-type="float" office:value="6.272965" calcext:value-type="float">
            <text:p>6,272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37678" calcext:value-type="float">
            <text:p>6,737678</text:p>
          </table:table-cell>
          <table:table-cell office:value-type="float" office:value="5.986359" calcext:value-type="float">
            <text:p>5,986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18623" calcext:value-type="float">
            <text:p>6,018623</text:p>
          </table:table-cell>
          <table:table-cell office:value-type="float" office:value="6.036213" calcext:value-type="float">
            <text:p>6,0362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15727" calcext:value-type="float">
            <text:p>6,015727</text:p>
          </table:table-cell>
          <table:table-cell office:value-type="float" office:value="6.801954" calcext:value-type="float">
            <text:p>6,801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62849" calcext:value-type="float">
            <text:p>6,562849</text:p>
          </table:table-cell>
          <table:table-cell office:value-type="float" office:value="5.92982" calcext:value-type="float">
            <text:p>5,92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91254" calcext:value-type="float">
            <text:p>6,491254</text:p>
          </table:table-cell>
          <table:table-cell office:value-type="float" office:value="6.818463" calcext:value-type="float">
            <text:p>6,818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79854" calcext:value-type="float">
            <text:p>5,679854</text:p>
          </table:table-cell>
          <table:table-cell office:value-type="float" office:value="5.039124" calcext:value-type="float">
            <text:p>5,039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10112" calcext:value-type="float">
            <text:p>6,210112</text:p>
          </table:table-cell>
          <table:table-cell office:value-type="float" office:value="6.739929" calcext:value-type="float">
            <text:p>6,739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90377" calcext:value-type="float">
            <text:p>6,790377</text:p>
          </table:table-cell>
          <table:table-cell office:value-type="float" office:value="5.070562" calcext:value-type="float">
            <text:p>5,070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79342" calcext:value-type="float">
            <text:p>6,779342</text:p>
          </table:table-cell>
          <table:table-cell office:value-type="float" office:value="5.736825" calcext:value-type="float">
            <text:p>5,736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65316" calcext:value-type="float">
            <text:p>5,165316</text:p>
          </table:table-cell>
          <table:table-cell office:value-type="float" office:value="5.349699" calcext:value-type="float">
            <text:p>5,349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44009" calcext:value-type="float">
            <text:p>6,344009</text:p>
          </table:table-cell>
          <table:table-cell office:value-type="float" office:value="5.972421" calcext:value-type="float">
            <text:p>5,972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51749" calcext:value-type="float">
            <text:p>6,251749</text:p>
          </table:table-cell>
          <table:table-cell office:value-type="float" office:value="6.465417" calcext:value-type="float">
            <text:p>6,465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1218" calcext:value-type="float">
            <text:p>5,81218</text:p>
          </table:table-cell>
          <table:table-cell office:value-type="float" office:value="5.428875" calcext:value-type="float">
            <text:p>5,428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8873" calcext:value-type="float">
            <text:p>6,58873</text:p>
          </table:table-cell>
          <table:table-cell office:value-type="float" office:value="5.637193" calcext:value-type="float">
            <text:p>5,637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58327" calcext:value-type="float">
            <text:p>5,658327</text:p>
          </table:table-cell>
          <table:table-cell office:value-type="float" office:value="5.993262" calcext:value-type="float">
            <text:p>5,993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17275" calcext:value-type="float">
            <text:p>6,217275</text:p>
          </table:table-cell>
          <table:table-cell office:value-type="float" office:value="6.769109" calcext:value-type="float">
            <text:p>6,769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43721" calcext:value-type="float">
            <text:p>5,843721</text:p>
          </table:table-cell>
          <table:table-cell office:value-type="float" office:value="6.482882" calcext:value-type="float">
            <text:p>6,482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75171" calcext:value-type="float">
            <text:p>6,275171</text:p>
          </table:table-cell>
          <table:table-cell office:value-type="float" office:value="6.497063" calcext:value-type="float">
            <text:p>6,497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95677" calcext:value-type="float">
            <text:p>6,495677</text:p>
          </table:table-cell>
          <table:table-cell office:value-type="float" office:value="6.849812" calcext:value-type="float">
            <text:p>6,849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00318" calcext:value-type="float">
            <text:p>6,600318</text:p>
          </table:table-cell>
          <table:table-cell office:value-type="float" office:value="6.584686" calcext:value-type="float">
            <text:p>6,584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32439" calcext:value-type="float">
            <text:p>5,332439</text:p>
          </table:table-cell>
          <table:table-cell office:value-type="float" office:value="5.320294" calcext:value-type="float">
            <text:p>5,320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8589" calcext:value-type="float">
            <text:p>5,78589</text:p>
          </table:table-cell>
          <table:table-cell office:value-type="float" office:value="5.127329" calcext:value-type="float">
            <text:p>5,127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45072" calcext:value-type="float">
            <text:p>5,845072</text:p>
          </table:table-cell>
          <table:table-cell office:value-type="float" office:value="6.477781" calcext:value-type="float">
            <text:p>6,477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26264" calcext:value-type="float">
            <text:p>6,326264</text:p>
          </table:table-cell>
          <table:table-cell office:value-type="float" office:value="5.835312" calcext:value-type="float">
            <text:p>5,835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90433" calcext:value-type="float">
            <text:p>6,590433</text:p>
          </table:table-cell>
          <table:table-cell office:value-type="float" office:value="6.177741" calcext:value-type="float">
            <text:p>6,177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70596" calcext:value-type="float">
            <text:p>6,170596</text:p>
          </table:table-cell>
          <table:table-cell office:value-type="float" office:value="6.7682" calcext:value-type="float">
            <text:p>6,7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42934" calcext:value-type="float">
            <text:p>6,042934</text:p>
          </table:table-cell>
          <table:table-cell office:value-type="float" office:value="5.918787" calcext:value-type="float">
            <text:p>5,918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27304" calcext:value-type="float">
            <text:p>5,727304</text:p>
          </table:table-cell>
          <table:table-cell office:value-type="float" office:value="6.81282" calcext:value-type="float">
            <text:p>6,81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17613" calcext:value-type="float">
            <text:p>5,517613</text:p>
          </table:table-cell>
          <table:table-cell office:value-type="float" office:value="6.800907" calcext:value-type="float">
            <text:p>6,800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90409" calcext:value-type="float">
            <text:p>5,890409</text:p>
          </table:table-cell>
          <table:table-cell office:value-type="float" office:value="6.2195" calcext:value-type="float">
            <text:p>6,2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53201" calcext:value-type="float">
            <text:p>5,353201</text:p>
          </table:table-cell>
          <table:table-cell office:value-type="float" office:value="6.731246" calcext:value-type="float">
            <text:p>6,731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28105" calcext:value-type="float">
            <text:p>5,028105</text:p>
          </table:table-cell>
          <table:table-cell office:value-type="float" office:value="6.493207" calcext:value-type="float">
            <text:p>6,493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24752" calcext:value-type="float">
            <text:p>5,524752</text:p>
          </table:table-cell>
          <table:table-cell office:value-type="float" office:value="6.853367" calcext:value-type="float">
            <text:p>6,8533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6467" calcext:value-type="float">
            <text:p>6,56467</text:p>
          </table:table-cell>
          <table:table-cell office:value-type="float" office:value="5.153203" calcext:value-type="float">
            <text:p>5,153203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5.24911" calcext:value-type="float">
            <text:p>5,24911</text:p>
          </table:table-cell>
          <table:table-cell office:value-type="float" office:value="5.169273" calcext:value-type="float">
            <text:p>5,169273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5.398994" calcext:value-type="float">
            <text:p>5,398994</text:p>
          </table:table-cell>
          <table:table-cell office:value-type="float" office:value="5.904976" calcext:value-type="float">
            <text:p>5,904976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5.645049" calcext:value-type="float">
            <text:p>5,645049</text:p>
          </table:table-cell>
          <table:table-cell office:value-type="float" office:value="6.075539" calcext:value-type="float">
            <text:p>6,075539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093476" calcext:value-type="float">
            <text:p>6,093476</text:p>
          </table:table-cell>
          <table:table-cell office:value-type="float" office:value="5.224521" calcext:value-type="float">
            <text:p>5,224521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004679" calcext:value-type="float">
            <text:p>6,004679</text:p>
          </table:table-cell>
          <table:table-cell office:value-type="float" office:value="6.660592" calcext:value-type="float">
            <text:p>6,660592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684348" calcext:value-type="float">
            <text:p>6,684348</text:p>
          </table:table-cell>
          <table:table-cell office:value-type="float" office:value="5.093713" calcext:value-type="float">
            <text:p>5,093713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349813" calcext:value-type="float">
            <text:p>6,349813</text:p>
          </table:table-cell>
          <table:table-cell office:value-type="float" office:value="6.224756" calcext:value-type="float">
            <text:p>6,224756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36606" calcext:value-type="float">
            <text:p>6,36606</text:p>
          </table:table-cell>
          <table:table-cell office:value-type="float" office:value="6.881683" calcext:value-type="float">
            <text:p>6,881683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856828" calcext:value-type="float">
            <text:p>6,856828</text:p>
          </table:table-cell>
          <table:table-cell office:value-type="float" office:value="5.269382" calcext:value-type="float">
            <text:p>5,269382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607392" calcext:value-type="float">
            <text:p>6,607392</text:p>
          </table:table-cell>
          <table:table-cell office:value-type="float" office:value="5.875774" calcext:value-type="float">
            <text:p>5,875774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5.975802" calcext:value-type="float">
            <text:p>5,975802</text:p>
          </table:table-cell>
          <table:table-cell office:value-type="float" office:value="6.225332" calcext:value-type="float">
            <text:p>6,225332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5.211826" calcext:value-type="float">
            <text:p>5,211826</text:p>
          </table:table-cell>
          <table:table-cell office:value-type="float" office:value="5.503666" calcext:value-type="float">
            <text:p>5,503666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380195" calcext:value-type="float">
            <text:p>6,380195</text:p>
          </table:table-cell>
          <table:table-cell office:value-type="float" office:value="5.457331" calcext:value-type="float">
            <text:p>5,457331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6.665858" calcext:value-type="float">
            <text:p>6,665858</text:p>
          </table:table-cell>
          <table:table-cell office:value-type="float" office:value="6.866654" calcext:value-type="float">
            <text:p>6,866654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6" table:formula="of:=AVERAGE([.B69:.B118])" office:value-type="float" office:value="6.06680612" calcext:value-type="float">
            <text:p>6,06680612</text:p>
          </table:table-cell>
          <table:table-cell table:style-name="ce6" table:formula="of:=AVERAGE([.C69:.C118])" office:value-type="float" office:value="6.06611034" calcext:value-type="float">
            <text:p>6,06611034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STD_DEV</text:p>
          </table:table-cell>
          <table:table-cell table:style-name="ce6" table:formula="of:=STDEV([.B69:.B118])" office:value-type="float" office:value="0.495063772451575" calcext:value-type="float">
            <text:p>0,495063772451575</text:p>
          </table:table-cell>
          <table:table-cell table:style-name="ce6" table:formula="of:=STDEV([.C69:.C118])" office:value-type="float" office:value="0.603666764443546" calcext:value-type="float">
            <text:p>0,603666764443546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20:13:47.682712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08:40.709780208</meta:creation-date>
    <dc:date>2019-10-31T20:32:04.671232425</dc:date>
    <meta:editing-duration>PT15M35S</meta:editing-duration>
    <meta:editing-cycles>11</meta:editing-cycles>
    <meta:generator>LibreOffice/6.0.7.3$Linux_X86_64 LibreOffice_project/00m0$Build-3</meta:generator>
    <meta:document-statistic meta:table-count="1" meta:cell-count="266" meta:object-count="0"/>
  </office:meta>
</office:document-meta>
</file>